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" svg:font-family="Algeri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811in" fo:text-align="center" style:justify-single-word="false" fo:text-indent="0in" style:auto-text-indent="false" fo:background-color="#fdfdfd">
        <style:background-image/>
      </style:paragraph-properties>
      <style:text-properties fo:color="#ff00ff" style:font-name="Algerian" fo:font-size="18pt" style:text-underline-style="solid" style:text-underline-width="auto" style:text-underline-color="font-color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 fo:background-color="#fdfdfd">
        <style:background-image/>
      </style:paragraph-properties>
      <style:text-properties fo:color="#808080" style:font-name="Algerian" fo:font-size="14pt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1874in" fo:text-align="center" style:justify-single-word="false" fo:text-indent="0in" style:auto-text-indent="false" fo:background-color="#fdfdfd">
        <style:background-image/>
      </style:paragraph-properties>
      <style:text-properties fo:color="#808080" style:font-name="Algerian" fo:font-size="12pt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252in" fo:text-indent="0in" style:auto-text-indent="false" fo:background-color="#fdfdfd">
        <style:background-image/>
      </style:paragraph-properties>
      <style:text-properties fo:color="#808080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1252in" fo:text-align="center" style:justify-single-word="false" fo:text-indent="0in" style:auto-text-indent="false" fo:background-color="#fdfdfd">
        <style:background-image/>
      </style:paragraph-properties>
      <style:text-properties fo:color="#808080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1874in" fo:text-align="center" style:justify-single-word="false" fo:text-indent="0in" style:auto-text-indent="false" fo:background-color="#fdfdfd">
        <style:background-image/>
      </style:paragraph-properties>
      <style:text-properties fo:color="#808080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style:text-position="33% 80%"/>
    </style:style>
    <style:style style:name="T2" style:family="text">
      <style:text-properties fo:color="#336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TATIONS DECORATIONS DE SALLE ET DE TABLE</text:p>
      <text:p text:style-name="P1">INSTALLATION ET DESINSTALLATION COMPRISE</text:p>
      <text:p text:style-name="P2">Tarif valable du 1<text:span text:style-name="T1">er</text:span> janvier 2016 au <text:bookmark text:name="OBJ_PREFIX_DWT263_com_zimbra_date"/><text:span text:style-name="T2">31 décembre 2016</text:span></text:p>
      <text:p text:style-name="P5"> </text:p>
      <text:p text:style-name="P5"> </text:p>
      <text:p text:style-name="P1">FORFAIT BASIQUE : 5.00 € / personne</text:p>
      <text:p text:style-name="P3">Nappage en tissu</text:p>
      <text:p text:style-name="P3">Housse lycra</text:p>
      <text:p text:style-name="P3">Nœud de chaise organza ou satin couleur au choix</text:p>
      <text:p text:style-name="P3">Chemin de table assorti</text:p>
      <text:p text:style-name="P3">Serviette de table en tissu</text:p>
      <text:p text:style-name="P5"> </text:p>
      <text:p text:style-name="P5"> </text:p>
      <text:p text:style-name="P1">FORFAIT CONFORT : 7.00 € / personne</text:p>
      <text:p text:style-name="P3">Nappage en tissu</text:p>
      <text:p text:style-name="P3">Housse lycra</text:p>
      <text:p text:style-name="P3">Nœud de chaise organza ou satin couleur au choix</text:p>
      <text:p text:style-name="P3">Chemin de table assorti</text:p>
      <text:p text:style-name="P3">Serviette de table en tissu</text:p>
      <text:p text:style-name="P3">Mise en place du couvert</text:p>
      <text:p text:style-name="P6"> </text:p>
      <text:p text:style-name="P5"> </text:p>
      <text:p text:style-name="P5"> </text:p>
      <text:p text:style-name="P4"> </text:p>
      <text:p text:style-name="P4"> </text:p>
      <text:p text:style-name="P1">FORFAIT ELEGANCE : 9.00 € / personne</text:p>
      <text:p text:style-name="P3">Nappage en tissu</text:p>
      <text:p text:style-name="P3">Housse lycra</text:p>
      <text:p text:style-name="P3">Nœud de chaise organza ou satin couleur au choix</text:p>
      <text:p text:style-name="P3">Chemin de table assorti</text:p>
      <text:p text:style-name="P3">Serviette de table en tissu</text:p>
      <text:p text:style-name="P3">Vase et composition florale</text:p>
      <text:p text:style-name="P3">Mise en place du couvert</text:p>
      <text:p text:style-name="P3">Accessoires : perles de pluies, plumes, bougies, miroir, rince doigt…</text:p>
      <text:p text:style-name="P5"> </text:p>
      <text:p text:style-name="P5"> </text:p>
      <text:p text:style-name="P1">FORFAIT PRESTIGE : 10.30 € / personne</text:p>
      <text:p text:style-name="P3">Nappage en tissu</text:p>
      <text:p text:style-name="P3">Housse lycra</text:p>
      <text:p text:style-name="P3">Nœud de chaise organza ou satin couleur au choix</text:p>
      <text:p text:style-name="P3">Chemin de table assorti</text:p>
      <text:p text:style-name="P3">Serviette de table en tissu</text:p>
      <text:p text:style-name="P3">Vase et composition florale</text:p>
      <text:p text:style-name="P3">Mise en place du couvert</text:p>
      <text:p text:style-name="P3">Accessoires : perles de pluies, plumes, bougies, miroir, rince doigt…</text:p>
      <text:p text:style-name="P3">Coin des mariés : trône au choix, rideaux lumineux max 6M, table basse, luminaire d’ambiance, piliers d’honneur chemin de travers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gerian" svg:font-family="Algeri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9:31:24.467372446</meta:creation-date>
    <dc:date>2016-07-22T09:32:06.250642596</dc:date>
    <meta:editing-duration>P0D</meta:editing-duration>
    <meta:editing-cycles>1</meta:editing-cycles>
    <meta:document-statistic meta:table-count="0" meta:image-count="0" meta:object-count="0" meta:page-count="1" meta:paragraph-count="46" meta:word-count="204" meta:character-count="1190" meta:non-whitespace-character-count="1010"/>
    <meta:generator>LibreOffice/4.2.8.2$Linux_X86_64 LibreOffice_project/420m0$Build-2</meta:generator>
  </office:meta>
</office:document-meta>
</file>